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0e4a" officeooo:paragraph-rsid="00170e4a"/>
    </style:style>
    <style:style style:name="P2" style:family="paragraph" style:parent-style-name="Standard">
      <style:paragraph-properties fo:line-height="150%"/>
      <style:text-properties officeooo:rsid="00176d27" officeooo:paragraph-rsid="00176d27"/>
    </style:style>
    <style:style style:name="P3" style:family="paragraph" style:parent-style-name="Heading_20_1">
      <style:paragraph-properties fo:line-height="15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r Early-Bird-Rewarder</text:h>
      <text:p text:style-name="P1"/>
      <text:p text:style-name="P1">Ist es mit Ihren Kindern auch jeden Morgen eine Qual?</text:p>
      <text:p text:style-name="P1">Der Wecker klingelt um 6 und eine halbe Stunde später gammeln die Bälger immer noch im Bett?</text:p>
      <text:p text:style-name="P1"/>
      <text:p text:style-name="P1">Jetzt gibt es die Lösung: Der Ealry-Bird-Rewarder!</text:p>
      <text:p text:style-name="P1"/>
      <text:p text:style-name="P1">Das Gerät wird nach der Einrichtung an einen beliebigen Ort im Haus platziert. <text:line-break/>Am nächsten Morgen, wenn die Wecker klingeln startet ein Timer (der im voraus variabel eingestellt werden kann) – wer es innheralb der festgelegten Zeitspanne zum Early-Bird-Rewarder schafft, bekommt Early-Bird-Punkte gutgeschrieben.</text:p>
      <text:p text:style-name="P1">Das Aufstehen wird mittels der eingebauten NFC-Funktion in Verbindung mit dem Smartphone kontrolliert. Die Punkte werden in der zugehörigen App gespeichert.<text:line-break/>Es können außerdem verschiedene Abstufungen für Punktmengen in Abhängigkeit zu der benötigten Zeit eingestellt werden.</text:p>
      <text:p text:style-name="P1"/>
      <text:p text:style-name="P2">Die erworbenen Punkte können dann zu einem beliebigen Zeitpunkt gegen, von Ihnen im Voraus festgelegte, Preise eingetauscht werden. Da springt sicher für jeden etwas Cooles bei heraus!</text:p>
      <text:p text:style-name="P2">Die Verwaltung der Punkte und Gewinne ist dabei kinderleicht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11:07.796621240</meta:creation-date>
    <meta:generator>LibreOffice/5.1.4.2$Linux_X86_64 LibreOffice_project/10m0$Build-2</meta:generator>
    <dc:date>2016-11-14T19:20:42.098988332</dc:date>
    <meta:editing-duration>PT1H9M34S</meta:editing-duration>
    <meta:editing-cycles>2</meta:editing-cycles>
    <meta:document-statistic meta:table-count="0" meta:image-count="0" meta:object-count="0" meta:page-count="1" meta:paragraph-count="8" meta:word-count="150" meta:character-count="1051" meta:non-whitespace-character-count="907"/>
  </office:meta>
</office:document-meta>
</file>